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sAreDifferent.ArgumentsAreDifferen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AreDifferent.ArgumentsAreDifferent( String message , String wanted , String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AreDifferen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